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73"/>SNU developer log day 473</text:h>
      <text:p text:style-name="P2">I managed my time better today, so I could have just enough time to put out the update that should have been made 2 days ago. I am going to work on improving this more and more, so I can get a consistent update schedule again. There isn't that much that I can tzlk about that is interesting in the developer log lately, I am just trying to keep the documentation consistent. Development will get interesting again after I finish this massive export project.</text:p>
      <text:p text:style-name="P2">Development will get more interesting again soon, after I finish the export project. I have some major plans that I have held off. This export project was originally intended to finish before the middle of May 2020, but it didn't. I wanted to have some time to do the usual development again before school ended, there is only like 10 more days left in my senior year before I graduate, that is another thing I have to balance, but there isn't that much work, and the work is pretty easy. Today was an Ok day for development.</text:p>
      <text:p text:style-name="Text_20_body"><text:span text:style-name="T1">Sean Patrick Myrick on May 17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8:00:32.024000000</meta:creation-date>
    <dc:date>2020-05-18T18:01:11.576000000</dc:date>
    <meta:editing-duration>PT40S</meta:editing-duration>
    <meta:editing-cycles>1</meta:editing-cycles>
    <meta:document-statistic meta:table-count="0" meta:image-count="0" meta:object-count="0" meta:page-count="1" meta:paragraph-count="4" meta:word-count="193" meta:character-count="1043" meta:non-whitespace-character-count="854"/>
    <meta:generator>LibreOffice/6.1.2.1$Windows_X86_64 LibreOffice_project/65905a128db06ba48db947242809d14d3f9a93fe</meta:generator>
  </office:meta>
</office:document-meta>
</file>